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61cm" table:align="left"/>
    </style:style>
    <style:style style:name="Tableau1.A" style:family="table-column">
      <style:table-column-properties style:column-width="7.911cm"/>
    </style:style>
    <style:style style:name="Tableau1.B" style:family="table-column">
      <style:table-column-properties style:column-width="7.69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3.517cm" style:rel-column-width="13106*"/>
    </style:style>
    <style:style style:name="Tableau2.D" style:family="table-column">
      <style:table-column-properties style:column-width="3.519cm" style:rel-column-width="13109*"/>
    </style:style>
    <style:style style:name="Tableau2.E" style:family="table-column">
      <style:table-column-properties style:column-width="3.519cm" style:rel-column-width="13108*"/>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2" style:family="table-row">
      <style:table-row-properties style:min-row-height="2.023cm"/>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3" style:family="table-row">
      <style:table-row-properties style:min-row-height="7.826cm"/>
    </style:style>
    <style:style style:name="Tableau2.4" style:family="table-row">
      <style:table-row-properties style:min-row-height="2.593cm"/>
    </style:style>
    <style:style style:name="Tableau2.5" style:family="table-row">
      <style:table-row-properties style:min-row-height="2.111cm"/>
    </style:style>
    <style:style style:name="Tableau2.6" style:family="table-row">
      <style:table-row-properties style:min-row-height="2.91cm"/>
    </style:style>
    <style:style style:name="P1" style:family="paragraph" style:parent-style-name="Header">
      <style:text-properties style:font-name="Courier New" officeooo:rsid="0007ce35" officeooo:paragraph-rsid="0007ce35"/>
    </style:style>
    <style:style style:name="P2" style:family="paragraph" style:parent-style-name="Footer">
      <style:text-properties style:font-name="Courier New"/>
    </style:style>
    <style:style style:name="P3" style:family="paragraph" style:parent-style-name="Standard">
      <style:paragraph-properties fo:text-align="center" style:justify-single-word="false"/>
      <style:text-properties style:font-name="Courier New" fo:font-size="18pt" fo:language="fr" fo:country="FR" fo:font-weight="bold" officeooo:rsid="00013795" officeooo:paragraph-rsid="00013795" style:font-size-asian="18pt" style:font-weight-asian="bold" style:font-size-complex="18pt" style:font-weight-complex="bold"/>
    </style:style>
    <style:style style:name="P4" style:family="paragraph" style:parent-style-name="Standard">
      <style:text-properties style:font-name="Courier New" fo:font-size="14pt" fo:language="fr" fo:country="FR" fo:font-weight="bold" officeooo:rsid="00013795" officeooo:paragraph-rsid="00013795" style:font-size-asian="14pt" style:font-weight-asian="bold" style:font-size-complex="14pt" style:font-weight-complex="bold"/>
    </style:style>
    <style:style style:name="P5" style:family="paragraph" style:parent-style-name="Standard">
      <style:text-properties style:font-name="Courier New" fo:language="fr" fo:country="FR" fo:font-weight="bold" officeooo:rsid="00013795" officeooo:paragraph-rsid="00013795" style:font-weight-asian="bold" style:font-weight-complex="bold"/>
    </style:style>
    <style:style style:name="P6" style:family="paragraph" style:parent-style-name="Standard">
      <style:text-properties style:font-name="Courier New" fo:language="fr" fo:country="FR" fo:font-weight="bold" officeooo:rsid="00082eb9" officeooo:paragraph-rsid="00082eb9" style:font-weight-asian="bold" style:font-weight-complex="bold"/>
    </style:style>
    <style:style style:name="P7" style:family="paragraph" style:parent-style-name="Standard">
      <style:text-properties style:font-name="Courier New" fo:language="fr" fo:country="FR" officeooo:rsid="00013795" officeooo:paragraph-rsid="00013795"/>
    </style:style>
    <style:style style:name="P8" style:family="paragraph" style:parent-style-name="Standard">
      <style:text-properties style:font-name="Courier New" fo:language="fr" fo:country="FR" officeooo:rsid="00057b68" officeooo:paragraph-rsid="00057b68"/>
    </style:style>
    <style:style style:name="P9" style:family="paragraph" style:parent-style-name="Standard">
      <style:text-properties style:font-name="Courier New" fo:language="fr" fo:country="FR" officeooo:rsid="0004f8a7" officeooo:paragraph-rsid="0004f8a7"/>
    </style:style>
    <style:style style:name="P10" style:family="paragraph" style:parent-style-name="Standard">
      <style:text-properties style:font-name="Courier New" fo:language="fr" fo:country="FR" fo:font-weight="normal" officeooo:rsid="00013795" officeooo:paragraph-rsid="0007ce35" style:font-weight-asian="normal" style:font-weight-complex="normal"/>
    </style:style>
    <style:style style:name="P11" style:family="paragraph" style:parent-style-name="Standard">
      <style:text-properties style:font-name="Courier New" fo:language="fr" fo:country="FR" fo:font-weight="normal" officeooo:rsid="0007ce35" officeooo:paragraph-rsid="0007ce35" style:font-weight-asian="normal" style:font-weight-complex="normal"/>
    </style:style>
    <style:style style:name="P12" style:family="paragraph" style:parent-style-name="Standard">
      <style:text-properties style:font-name="Courier New" fo:language="fr" fo:country="FR" officeooo:rsid="00082eb9" officeooo:paragraph-rsid="00082eb9"/>
    </style:style>
    <style:style style:name="P13" style:family="paragraph" style:parent-style-name="Standard">
      <style:text-properties style:font-name="Courier New" fo:language="fr" fo:country="FR" officeooo:rsid="00082eb9" officeooo:paragraph-rsid="00097625"/>
    </style:style>
    <style:style style:name="P14" style:family="paragraph" style:parent-style-name="Standard">
      <style:text-properties style:font-name="Courier New" fo:language="fr" fo:country="FR" officeooo:rsid="00082eb9" officeooo:paragraph-rsid="0009a7de"/>
    </style:style>
    <style:style style:name="P15" style:family="paragraph" style:parent-style-name="Standard">
      <style:text-properties style:font-name="Courier New" fo:language="fr" fo:country="FR" officeooo:rsid="00097625" officeooo:paragraph-rsid="00097625"/>
    </style:style>
    <style:style style:name="P16" style:family="paragraph" style:parent-style-name="Standard">
      <style:text-properties style:font-name="Courier New" fo:language="fr" fo:country="FR" officeooo:rsid="0009a7de" officeooo:paragraph-rsid="0009a7de"/>
    </style:style>
    <style:style style:name="P17" style:family="paragraph" style:parent-style-name="Standard">
      <style:text-properties style:font-name="Courier New" fo:language="fr" fo:country="FR" officeooo:rsid="000e45f9" officeooo:paragraph-rsid="0011851c"/>
    </style:style>
    <style:style style:name="P18" style:family="paragraph" style:parent-style-name="Standard">
      <style:text-properties style:font-name="Courier New" fo:language="fr" fo:country="FR" officeooo:rsid="000e45f9" officeooo:paragraph-rsid="0011a84e"/>
    </style:style>
    <style:style style:name="P19" style:family="paragraph" style:parent-style-name="Standard">
      <style:text-properties style:font-name="Courier New" fo:language="fr" fo:country="FR" officeooo:rsid="0011a84e" officeooo:paragraph-rsid="0011a84e"/>
    </style:style>
    <style:style style:name="P20" style:family="paragraph" style:parent-style-name="Standard">
      <style:text-properties style:font-name="Courier New" fo:language="fr" fo:country="FR" officeooo:rsid="0012d283" officeooo:paragraph-rsid="0012d283"/>
    </style:style>
    <style:style style:name="P21" style:family="paragraph" style:parent-style-name="Standard">
      <style:text-properties style:font-name="Courier New" fo:language="fr" fo:country="FR" officeooo:rsid="001a795b" officeooo:paragraph-rsid="001a795b"/>
    </style:style>
    <style:style style:name="P22" style:family="paragraph" style:parent-style-name="Standard">
      <style:text-properties style:font-name="Courier New" fo:language="fr" fo:country="FR" officeooo:rsid="001e767c" officeooo:paragraph-rsid="001e767c"/>
    </style:style>
    <style:style style:name="P23" style:family="paragraph" style:parent-style-name="Standard">
      <style:text-properties style:font-name="Courier New" fo:language="fr" fo:country="FR" officeooo:rsid="001f7106" officeooo:paragraph-rsid="0011851c"/>
    </style:style>
    <style:style style:name="P24" style:family="paragraph" style:parent-style-name="Standard">
      <style:text-properties style:font-name="Courier New" fo:language="fr" fo:country="FR" officeooo:rsid="001f7106" officeooo:paragraph-rsid="001f7106"/>
    </style:style>
    <style:style style:name="P25" style:family="paragraph" style:parent-style-name="Table_20_Contents">
      <style:text-properties style:font-name="Courier New" fo:language="fr" fo:country="FR" officeooo:rsid="0004f8a7" officeooo:paragraph-rsid="0004f8a7"/>
    </style:style>
    <style:style style:name="P26" style:family="paragraph" style:parent-style-name="Table_20_Contents">
      <style:text-properties style:font-name="Courier New" fo:language="fr" fo:country="FR" fo:font-weight="bold" officeooo:rsid="00061ffc" officeooo:paragraph-rsid="00061ffc" style:font-weight-asian="bold" style:font-weight-complex="bold"/>
    </style:style>
    <style:style style:name="P27" style:family="paragraph" style:parent-style-name="Table_20_Contents">
      <style:text-properties style:font-name="Courier New" fo:language="fr" fo:country="FR" fo:font-weight="bold" officeooo:rsid="00061ffc" officeooo:paragraph-rsid="0009a7de" style:font-weight-asian="bold" style:font-weight-complex="bold"/>
    </style:style>
    <style:style style:name="P28" style:family="paragraph" style:parent-style-name="Table_20_Contents">
      <style:text-properties style:font-name="Courier New" fo:language="fr" fo:country="FR" fo:font-weight="bold" officeooo:rsid="0009a7de" officeooo:paragraph-rsid="0009a7de" style:font-weight-asian="bold" style:font-weight-complex="bold"/>
    </style:style>
    <style:style style:name="P29" style:family="paragraph" style:parent-style-name="Table_20_Contents">
      <style:text-properties style:font-name="Courier New" fo:language="fr" fo:country="FR" fo:font-weight="bold" officeooo:rsid="0011851c" officeooo:paragraph-rsid="0011851c" style:font-weight-asian="bold" style:font-weight-complex="bold"/>
    </style:style>
    <style:style style:name="P30" style:family="paragraph" style:parent-style-name="Table_20_Contents">
      <style:text-properties style:font-name="Courier New" fo:language="fr" fo:country="FR" fo:font-weight="bold" officeooo:rsid="000c6495" officeooo:paragraph-rsid="000c6495" style:font-weight-asian="bold" style:font-weight-complex="bold"/>
    </style:style>
    <style:style style:name="P31" style:family="paragraph" style:parent-style-name="Table_20_Contents">
      <style:text-properties style:font-name="Courier New" fo:language="fr" fo:country="FR" fo:font-weight="bold" officeooo:rsid="00196248" officeooo:paragraph-rsid="00196248" style:font-weight-asian="bold" style:font-weight-complex="bold"/>
    </style:style>
    <style:style style:name="P32" style:family="paragraph" style:parent-style-name="Table_20_Contents">
      <style:text-properties style:font-name="Courier New" fo:language="fr" fo:country="FR" officeooo:rsid="00057b68" officeooo:paragraph-rsid="00057b68"/>
    </style:style>
    <style:style style:name="P33" style:family="paragraph" style:parent-style-name="Table_20_Contents">
      <style:text-properties style:font-name="Courier New" fo:language="fr" fo:country="FR" officeooo:rsid="0007ce35" officeooo:paragraph-rsid="0007ce35"/>
    </style:style>
    <style:style style:name="P34" style:family="paragraph" style:parent-style-name="Table_20_Contents">
      <style:text-properties style:font-name="Courier New" fo:language="fr" fo:country="FR" fo:font-weight="normal" officeooo:rsid="0007ce35" officeooo:paragraph-rsid="0007ce35" style:font-weight-asian="normal" style:font-weight-complex="normal"/>
    </style:style>
    <style:style style:name="P35" style:family="paragraph" style:parent-style-name="Table_20_Contents">
      <style:text-properties style:font-name="Courier New" fo:language="fr" fo:country="FR" fo:font-weight="normal" officeooo:rsid="00061ffc" officeooo:paragraph-rsid="00061ffc" style:font-weight-asian="normal" style:font-weight-complex="normal"/>
    </style:style>
    <style:style style:name="P36" style:family="paragraph" style:parent-style-name="Table_20_Contents">
      <style:text-properties style:font-name="Courier New" fo:language="fr" fo:country="FR" fo:font-weight="normal" officeooo:rsid="00082eb9" officeooo:paragraph-rsid="00082eb9" style:font-weight-asian="normal" style:font-weight-complex="normal"/>
    </style:style>
    <style:style style:name="P37" style:family="paragraph" style:parent-style-name="Table_20_Contents">
      <style:text-properties style:font-name="Courier New" fo:language="fr" fo:country="FR" fo:font-weight="normal" officeooo:rsid="000c6495" officeooo:paragraph-rsid="000c6495" style:font-weight-asian="normal" style:font-weight-complex="normal"/>
    </style:style>
    <style:style style:name="P38" style:family="paragraph" style:parent-style-name="Table_20_Contents">
      <style:text-properties style:font-name="Courier New" fo:language="fr" fo:country="FR" fo:font-weight="normal" officeooo:rsid="0011851c" officeooo:paragraph-rsid="0011851c" style:font-weight-asian="normal" style:font-weight-complex="normal"/>
    </style:style>
    <style:style style:name="P39" style:family="paragraph" style:parent-style-name="Table_20_Contents">
      <style:text-properties style:font-name="Courier New" fo:language="fr" fo:country="FR" fo:font-weight="normal" officeooo:rsid="000e18fc" officeooo:paragraph-rsid="000e18fc" style:font-weight-asian="normal" style:font-weight-complex="normal"/>
    </style:style>
    <style:style style:name="P40" style:family="paragraph" style:parent-style-name="Table_20_Contents">
      <style:text-properties style:font-name="Courier New" fo:language="fr" fo:country="FR" fo:font-weight="normal" officeooo:rsid="00196248" officeooo:paragraph-rsid="00196248" style:font-weight-asian="normal" style:font-weight-complex="normal"/>
    </style:style>
    <style:style style:name="P41" style:family="paragraph" style:parent-style-name="Table_20_Contents">
      <style:text-properties style:font-name="Courier New" fo:language="fr" fo:country="FR" officeooo:rsid="00061ffc" officeooo:paragraph-rsid="00061ffc"/>
    </style:style>
    <style:style style:name="P42" style:family="paragraph" style:parent-style-name="Table_20_Contents">
      <style:text-properties style:font-name="Courier New" fo:language="fr" fo:country="FR" fo:font-weight="normal" officeooo:rsid="00196248" officeooo:paragraph-rsid="00196248" style:font-weight-asian="normal" style:font-weight-complex="normal"/>
    </style:style>
    <style:style style:name="P43" style:family="paragraph" style:parent-style-name="Standard">
      <style:text-properties fo:language="fr" fo:country="FR" officeooo:paragraph-rsid="00082eb9"/>
    </style:style>
    <style:style style:name="P44" style:family="paragraph" style:parent-style-name="Standard">
      <style:text-properties style:font-name="Courier New" fo:language="fr" fo:country="FR" officeooo:paragraph-rsid="0011a84e"/>
    </style:style>
    <style:style style:name="P45" style:family="paragraph">
      <loext:graphic-properties draw:fill-color="#ffffff"/>
      <style:text-properties style:font-name="Courier New"/>
    </style:style>
    <style:style style:name="P46" style:family="paragraph">
      <loext:graphic-properties draw:fill-color="#ffffff"/>
      <style:paragraph-properties fo:text-align="center"/>
    </style:style>
    <style:style style:name="P47" style:family="paragraph">
      <style:paragraph-properties fo:text-align="center"/>
    </style:style>
    <style:style style:name="P48" style:family="paragraph">
      <loext:graphic-properties draw:fill-color="#000000"/>
      <style:paragraph-properties fo:text-align="center"/>
    </style:style>
    <style:style style:name="P49" style:family="paragraph">
      <loext:graphic-properties draw:fill-color="#ffffff"/>
      <style:paragraph-properties fo:text-align="center"/>
      <style:text-properties fo:font-size="12pt"/>
    </style:style>
    <style:style style:name="P50"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bold" officeooo:rsid="00057b68" style:font-weight-asian="bold" style:font-weight-complex="bold"/>
    </style:style>
    <style:style style:name="T3" style:family="text">
      <style:text-properties officeooo:rsid="00057b68"/>
    </style:style>
    <style:style style:name="T4" style:family="text">
      <style:text-properties officeooo:rsid="00061ffc"/>
    </style:style>
    <style:style style:name="T5" style:family="text">
      <style:text-properties officeooo:rsid="0009a7de"/>
    </style:style>
    <style:style style:name="T6" style:family="text">
      <style:text-properties officeooo:rsid="000c6495"/>
    </style:style>
    <style:style style:name="T7" style:family="text">
      <style:text-properties style:font-name="Courier New"/>
    </style:style>
    <style:style style:name="T8" style:family="text">
      <style:text-properties style:font-name="Courier New" fo:language="fr" fo:country="FR" officeooo:rsid="00082eb9"/>
    </style:style>
    <style:style style:name="T9" style:family="text">
      <style:text-properties style:font-name="Courier New" officeooo:rsid="00082eb9"/>
    </style:style>
    <style:style style:name="T10" style:family="text">
      <style:text-properties officeooo:rsid="0011851c"/>
    </style:style>
    <style:style style:name="T11" style:family="text">
      <style:text-properties officeooo:rsid="0011a84e"/>
    </style:style>
    <style:style style:name="T12" style:family="text">
      <style:text-properties officeooo:rsid="0014a396"/>
    </style:style>
    <style:style style:name="T13" style:family="text">
      <style:text-properties fo:language="fr" fo:country="FR" officeooo:rsid="00082eb9"/>
    </style:style>
    <style:style style:name="T14" style:family="text">
      <style:text-properties fo:language="fr" fo:country="FR" officeooo:rsid="0011a84e"/>
    </style:style>
    <style:style style:name="T15" style:family="text">
      <style:text-properties fo:language="fr" fo:country="FR" officeooo:rsid="00184716"/>
    </style:style>
    <style:style style:name="T16" style:family="text">
      <style:text-properties officeooo:rsid="001ba473"/>
    </style:style>
    <style:style style:name="T17" style:family="text">
      <style:text-properties officeooo:rsid="00082eb9"/>
    </style:style>
    <style:style style:name="T18" style:family="text">
      <style:text-properties officeooo:rsid="00184716"/>
    </style:style>
    <style:style style:name="T19" style:family="text">
      <style:text-properties fo:font-size="12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111111" draw:fill-color="#ffffff" draw:textarea-horizontal-align="justify" draw:textarea-vertical-align="middle" draw:auto-grow-height="false" fo:min-height="1.161cm" fo:min-width="2.36cm" style:run-through="foreground"/>
    </style:style>
    <style:style style:name="gr4" style:family="graphic">
      <style:graphic-properties svg:stroke-color="#111111" draw:marker-end="Extrémités_20_de_20_flèche_20_1" draw:fill-color="#ffffff" draw:textarea-horizontal-align="center" draw:textarea-vertical-align="middle" style:run-through="foreground"/>
    </style:style>
    <style:style style:name="gr5" style:family="graphic">
      <style:graphic-properties svg:stroke-color="#111111" draw:marker-end="Extrémités_20_de_20_flèche_20_1" draw:fill-color="#ffffff" draw:textarea-horizontal-align="justify" draw:textarea-vertical-align="middle" draw:auto-grow-height="false" fo:min-height="1.141cm" fo:min-width="2.302cm" style:run-through="foreground"/>
    </style:style>
    <style:style style:name="gr6" style:family="graphic">
      <style:graphic-properties svg:stroke-color="#000000" draw:marker-end="Extrémités_20_de_20_flèche_20_1" draw:textarea-horizontal-align="center" draw:textarea-vertical-align="middle" style:run-through="foreground"/>
    </style:style>
    <style:style style:name="gr7" style:family="graphic">
      <style:graphic-properties svg:stroke-color="#000000" draw:marker-end="Extrémités_20_de_20_flèche_20_1" draw:fill-color="#000000" draw:textarea-horizontal-align="justify" draw:textarea-vertical-align="middle" draw:auto-grow-height="false" fo:min-height="0.6cm" fo:min-width="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Extrémités_20_de_20_flèche_20_1"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Extrémités_20_de_20_flèche_20_1" draw:fill-color="#ffffff" draw:textarea-horizontal-align="justify" draw:textarea-vertical-align="middle" draw:auto-grow-height="false" fo:min-height="1.12cm" fo:min-width="5.7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Extrémités_20_de_20_flèche_20_1" draw:fill-color="#ffffff" draw:textarea-horizontal-align="justify" draw:textarea-vertical-align="middle" draw:auto-grow-height="false" fo:min-height="0.6cm" fo:min-width="0.6cm" style:run-through="foreground"/>
    </style:style>
    <style:style style:name="gr12" style:family="graphic">
      <style:graphic-properties svg:stroke-color="#000000" draw:marker-end="Extrémités_20_de_20_flèche_20_1" draw:fill-color="#000000" draw:textarea-horizontal-align="justify" draw:textarea-vertical-align="middle" draw:auto-grow-height="false" fo:min-height="0.358cm" fo:min-width="0.358cm" style:run-through="foreground"/>
    </style:style>
    <style:style style:name="gr13" style:family="graphic">
      <style:graphic-properties svg:stroke-color="#000000" draw:fill-color="#ffffff" draw:textarea-horizontal-align="justify" draw:textarea-vertical-align="middle" draw:auto-grow-height="false" fo:min-height="1.328cm" fo:min-width="2.434cm" style:run-through="foreground"/>
    </style:style>
    <style:style style:name="gr14" style:family="graphic">
      <style:graphic-properties svg:stroke-color="#000000" draw:marker-end="Extrémités_20_de_20_flèche_20_1" draw:fill-color="#ffffff" draw:textarea-horizontal-align="justify" draw:textarea-vertical-align="middle" draw:auto-grow-height="false" fo:min-height="1.328cm" fo:min-width="2.434cm" style:run-through="foreground"/>
    </style:style>
    <style:style style:name="gr15" style:family="graphic">
      <style:graphic-properties svg:stroke-color="#000000" draw:marker-end="Extrémités_20_de_20_flèche_20_1" draw:fill-color="#ffffff" draw:textarea-horizontal-align="justify" draw:textarea-vertical-align="middle" draw:auto-grow-height="false" fo:min-height="1.293cm" fo:min-width="2.341cm" style:run-through="foreground"/>
    </style:style>
    <style:style style:name="gr16" style:family="graphic">
      <style:graphic-properties svg:stroke-color="#000000" draw:marker-end="Extrémités_20_de_20_flèche_20_1" draw:fill-color="#ffffff" draw:textarea-horizontal-align="justify" draw:textarea-vertical-align="middle" draw:auto-grow-height="false" fo:min-height="1.228cm" fo:min-width="1.977cm" style:run-through="foreground"/>
    </style:style>
    <style:style style:name="gr17" style:family="graphic">
      <style:graphic-properties svg:stroke-color="#000000" draw:marker-end="Extrémités_20_de_20_flèche_20_1" draw:fill-color="#ffffff" draw:textarea-horizontal-align="center" draw:textarea-vertical-align="middle" style:run-through="foreground"/>
    </style:style>
    <style:style style:name="gr18" style:family="graphic">
      <style:graphic-properties svg:stroke-color="#000000" draw:marker-end="Extrémités_20_de_20_flèche_20_1" draw:fill-color="#ffffff" draw:textarea-horizontal-align="justify" draw:textarea-vertical-align="middle" draw:auto-grow-height="false" fo:min-height="0.884cm" fo:min-width="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end="Extrémités_20_de_20_flèche_20_1" draw:fill-color="#ffffff" draw:textarea-horizontal-align="justify" draw:textarea-vertical-align="middle" draw:auto-grow-height="false" fo:min-height="0.884cm" fo:min-width="6.3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ructures de données</text:p>
      <text:p text:style-name="P4"/>
      <text:p text:style-name="P4">Série 1.)</text:p>
      <text:p text:style-name="P5"/>
      <text:p text:style-name="P5">Ex 1.)</text:p>
      <text:p text:style-name="P7"/>
      <text:p text:style-name="P7">Un garagiste souhaiterait mieux gérer son parc de voitures et sa clientèle. Il voudrait avoir un programme informatique pour gérer tout cela. Ce programme doit permettre d’obtenir les informations d’un client particulier pour pouvoir le facturer. </text:p>
      <text:p text:style-name="P7">Il doit aussi permettre d’avoir un <text:span text:style-name="T1">état des lieux</text:span> des voitures <text:span text:style-name="T1">présentes</text:span> au garage, leur <text:span text:style-name="T1">marque</text:span>, <text:span text:style-name="T1">modèle</text:span> et <text:span text:style-name="T1">immatriculation</text:span>, ainsi que leur <text:span text:style-name="T1">propriétaire</text:span>. Le programme doit aussi <text:span text:style-name="T1">permettre de modifier les informations</text:span> d’un client <text:span text:style-name="T1">particulier</text:span> et de <text:span text:style-name="T1">ressortir</text:span> la liste des voitures réparées. </text:p>
      <text:p text:style-name="P7"/>
      <text:p text:style-name="P5">Questions:</text:p>
      <text:p text:style-name="P7">1.) Surligner les noms.</text:p>
      <text:p text:style-name="P7"/>
      <text:p text:style-name="P7">2.) Identifier les noms pouvant être regroupés.</text:p>
      <text:p text:style-name="P7"/>
      <text:p text:style-name="P8">Clientèle/Clients: nom, prénom, adresse, téléphone.</text:p>
      <text:p text:style-name="P7"><text:span text:style-name="T3">Véhicule/Voitures: </text:span>présentes, marque, modèle, immatriculation, propriétaire.</text:p>
      <text:p text:style-name="P7"/>
      <text:p text:style-name="P7">Méthodes (get/set):</text:p>
      <text:p text:style-name="P7">modifier les informations d’un client <text:span text:style-name="T3">et d’une voiture</text:span>, ressortir la liste <text:span text:style-name="T3">de voitures.</text:span></text:p>
      <text:p text:style-name="P7"/>
      <text:p text:style-name="P7">3.) Étudier le lien entre les concepts et les objectifs que le programme doit remplir.</text:p>
      <text:p text:style-name="P7"/>
      <text:p text:style-name="P9">On aura une liste de clients avec des voitures.</text:p>
      <text:p text:style-name="P9"/>
      <text:p text:style-name="P9"><draw:g text:anchor-type="paragraph" draw:z-index="0" draw:style-name="gr1"><draw:g draw:style-name="gr2"><draw:g draw:style-name="gr2"><draw:custom-shape draw:name="Forme1" draw:style-name="gr3" draw:text-style-name="P45" svg:width="3.335cm" svg:height="1.641cm" svg:x="2.286cm" svg:y="0.161cm"><text:p><text:span text:style-name="T7">TVoitu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 draw:style-name="gr3" draw:text-style-name="P45" svg:width="3.335cm" svg:height="1.641cm" svg:x="7.445cm" svg:y="0.161cm"><text:p><text:span text:style-name="T7">TPerson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2" draw:style-name="gr4" draw:text-style-name="P46" svg:x1="5.62cm" svg:y1="1.089cm" svg:x2="7.446cm" svg:y2="0.904cm"><text:p/></draw:line></draw:g><draw:custom-shape draw:name="Forme1" draw:style-name="gr5" draw:text-style-name="P45" svg:width="3.255cm" svg:height="1.615cm" svg:x="12.605cm" svg:y="0.214cm"><text:p><text:span text:style-name="T7">Lis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2" draw:style-name="gr6" draw:text-style-name="P47" svg:x1="10.779cm" svg:y1="1.141cm" svg:x2="12.605cm" svg:y2="1.009cm"><text:p/></draw:line></draw:g></text:p>
      <text:p text:style-name="P9"/>
      <text:p text:style-name="P9"/>
      <text:p text:style-name="P9"/>
      <text:p text:style-name="P9"/>
      <text:p text:style-name="P9"/>
      <text:p text:style-name="P9"/>
      <text:p text:style-name="P9"/>
      <text:p text:style-name="P9"/>
      <text:p text:style-name="P9"/>
      <text:p text:style-name="P9"><text:soft-page-break/>4.)</text:p>
      <text:p text:style-name="P9"/>
      <table:table table:name="Tableau1" table:style-name="Tableau1">
        <table:table-column table:style-name="Tableau1.A"/>
        <table:table-column table:style-name="Tableau1.B"/>
        <table:table-row>
          <table:table-cell table:style-name="Tableau1.A1" office:value-type="string">
            <text:p text:style-name="P25"><text:span text:style-name="T1">T</text:span><text:span text:style-name="T2">P</text:span><text:span text:style-name="T1">ersonne</text:span>: Qui regroupe les informations du client, qui possède un TVoiture.</text:p>
          </table:table-cell>
          <table:table-cell table:style-name="Tableau1.B1" office:value-type="string">
            <text:p text:style-name="P25"><text:span text:style-name="T1">T</text:span><text:span text:style-name="T2">V</text:span><text:span text:style-name="T1">oiture</text:span>: qui regroupe les informations de la voiture.</text:p>
          </table:table-cell>
        </table:table-row>
        <table:table-row>
          <table:table-cell table:style-name="Tableau1.A2" office:value-type="string">
            <text:p text:style-name="P26">Spécifications:</text:p>
            <text:p text:style-name="P25">Pour pouvoir facturer le client, il faut une adresse, un numéro de contact, nom prénom. <text:span text:style-name="T3">Ces données sont privées. La voiture à les états suivants: déposée en attente, réparée en attente.</text:span></text:p>
          </table:table-cell>
          <table:table-cell table:style-name="Tableau1.B2" office:value-type="string">
            <text:p text:style-name="P26">Spécifications:</text:p>
            <text:p text:style-name="P10">marque, modèle, immatriculation.</text:p>
            <text:p text:style-name="P10"/>
            <text:p text:style-name="P11">(Présente et propriétaire est géré par TPersonne)</text:p>
          </table:table-cell>
        </table:table-row>
        <table:table-row>
          <table:table-cell table:style-name="Tableau1.A2" office:value-type="string">
            <text:p text:style-name="P26">Initialisation:</text:p>
            <text:p text:style-name="P32">À la création, on précise, le nom, <text:span text:style-name="T12">prénom</text:span>, <text:span text:style-name="T12">l’adresse</text:span> et le numéro de contact <text:span text:style-name="T4">et en attente par défaut</text:span>.</text:p>
            <text:p text:style-name="P33">Et on lui ajoute une voiture avec les propriétés adéquates.</text:p>
          </table:table-cell>
          <table:table-cell table:style-name="Tableau1.B2" office:value-type="string">
            <text:p text:style-name="P26">Initialisation:</text:p>
            <text:p text:style-name="P34">À la création on précise, la marque, le modèle, l’immatriculation.</text:p>
          </table:table-cell>
        </table:table-row>
        <table:table-row>
          <table:table-cell table:style-name="Tableau1.A2" office:value-type="string">
            <text:p text:style-name="P26">Modification:</text:p>
            <text:p text:style-name="P41">SetAdress, setPhoneNumber, setBirthday, setName, setFamilyName, setStatus.</text:p>
          </table:table-cell>
          <table:table-cell table:style-name="Tableau1.B2" office:value-type="string">
            <text:p text:style-name="P26">Modification:</text:p>
            <text:p text:style-name="P34">setModel, setImmatriculation, setBrand.</text:p>
          </table:table-cell>
        </table:table-row>
        <table:table-row>
          <table:table-cell table:style-name="Tableau1.A2" office:value-type="string">
            <text:p text:style-name="P27">Destruction:</text:p>
            <text:p text:style-name="P35">Si on perds un client (qui dit qu’il ne reviendra plus jamais suite à un mauvais service, on supprime toutes ses données.)</text:p>
          </table:table-cell>
          <table:table-cell table:style-name="Tableau1.B2" office:value-type="string">
            <text:p text:style-name="P26">Destruction:</text:p>
            <text:p text:style-name="P34">Idem que avec Tpersonne.</text:p>
          </table:table-cell>
        </table:table-row>
        <table:table-row>
          <table:table-cell table:style-name="Tableau1.A2" office:value-type="string">
            <text:p text:style-name="P26">Accès:</text:p>
            <text:p text:style-name="P36">getName, getAddress, getStatus, getCar, getNumber.</text:p>
          </table:table-cell>
          <table:table-cell table:style-name="Tableau1.B2" office:value-type="string">
            <text:p text:style-name="P26">Accès:</text:p>
            <text:p text:style-name="P34">getModel, getImmatriculation, getBrand.</text:p>
            <text:p text:style-name="P26"/>
          </table:table-cell>
        </table:table-row>
      </table:table>
      <text:p text:style-name="P9"/>
      <text:p text:style-name="P43"><text:span text:style-name="T9">5.) </text:span><text:span text:style-name="T7">Représenter les dépendances que les TAD entretiennent entre eux (graphe d’imbrication) </text:span></text:p>
      <text:p text:style-name="P12"><draw:g text:anchor-type="paragraph" draw:z-index="1" draw:style-name="gr1"><draw:g draw:style-name="gr2"><draw:g draw:style-name="gr2"><draw:custom-shape draw:name="Forme1" draw:style-name="gr3" draw:text-style-name="P45" svg:width="3.335cm" svg:height="1.641cm" svg:x="2.286cm" svg:y="0.161cm"><text:p><text:span text:style-name="T7">TVoitu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 draw:style-name="gr3" draw:text-style-name="P45" svg:width="3.335cm" svg:height="1.641cm" svg:x="7.445cm" svg:y="0.161cm"><text:p><text:span text:style-name="T7">TPerson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2" draw:style-name="gr4" draw:text-style-name="P46" svg:x1="5.62cm" svg:y1="1.089cm" svg:x2="7.446cm" svg:y2="0.904cm"><text:p/></draw:line></draw:g><draw:custom-shape draw:name="Forme1" draw:style-name="gr5" draw:text-style-name="P45" svg:width="3.255cm" svg:height="1.615cm" svg:x="12.605cm" svg:y="0.214cm"><text:p><text:span text:style-name="T7">Lis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2" draw:style-name="gr6" draw:text-style-name="P47" svg:x1="10.779cm" svg:y1="1.141cm" svg:x2="12.605cm" svg:y2="1.009cm"><text:p/></draw:line></draw:g></text:p>
      <text:p text:style-name="P12"/>
      <text:p text:style-name="P12"/>
      <text:p text:style-name="P12"/>
      <text:p text:style-name="P12"/>
      <text:p text:style-name="P44"><text:span text:style-name="T17">6.) Implémentations : (cf. fichier .c joint)</text:span></text:p>
      <text:p text:style-name="P6"><text:soft-page-break/>Ex 2.)</text:p>
      <text:p text:style-name="P12"/>
      <text:p text:style-name="P12">Une compagnie aérienne veut gérer l’utilisation de ses appareils. La compagnie possède un certain nombre d’avions, des équipages et dessert des aéroports. </text:p>
      <text:p text:style-name="P12">Les principaux besoins de la compagnie sont : </text:p>
      <text:p text:style-name="P12">- Connaître précisément sa flotte</text:p>
      <text:p text:style-name="P12">- Connaître précisément son équipage</text:p>
      <text:p text:style-name="P12">- Organiser des vols d’un aéroport vers un autre</text:p>
      <text:p text:style-name="P12"/>
      <text:p text:style-name="P6">Questions: </text:p>
      <text:p text:style-name="P12"/>
      <text:p text:style-name="P12"><text:span text:style-name="T5">1.)</text:span> Identifier les informations à connaître pour répondre aux différents besoins de la compagnie </text:p>
      <text:p text:style-name="P12"/>
      <text:p text:style-name="P15">A<text:span text:style-name="T11">vions, vol en cours, équipage, passagers.</text:span></text:p>
      <text:p text:style-name="P13"/>
      <text:p text:style-name="P12"><text:span text:style-name="T5">2.)</text:span> Identifier les informations pouvant être regroupées dans des TAD. Pour quelles raisons ? </text:p>
      <text:p text:style-name="P12"/>
      <text:p text:style-name="P19">On aura une liste d’avions, chacun avec un équipage, des passagers et un vol associé.</text:p>
      <text:p text:style-name="P19">La flotte sera la liste d’avions. Un membre de l’équipage possède un nom, prénom, fonction, sexe.</text:p>
      <text:p text:style-name="P16">Chaque passager possède, sa date de naissance, nom prénom, problèmes de santé importants à connaître, nationalité.</text:p>
      <text:p text:style-name="P14"/>
      <text:p text:style-name="P12"><text:span text:style-name="T5">3.)</text:span> Détaillez les TAD retenus (structures de données et signatures des méthodes qui y sont liées)</text:p>
      <text:p text:style-name="P12"/>
      <text:p text:style-name="P12"/>
      <text:p text:style-name="P12"/>
      <table:table table:name="Tableau2" table:style-name="Tableau2">
        <table:table-column table:style-name="Tableau2.A" table:number-columns-repeated="3"/>
        <table:table-column table:style-name="Tableau2.D"/>
        <table:table-column table:style-name="Tableau2.E"/>
        <table:table-row>
          <table:table-cell table:style-name="Tableau2.A1" office:value-type="string">
            <text:p text:style-name="P28">T<text:span text:style-name="T6">Avion</text:span></text:p>
          </table:table-cell>
          <table:table-cell table:style-name="Tableau2.A1" office:value-type="string">
            <text:p text:style-name="P29">Tvol</text:p>
          </table:table-cell>
          <table:table-cell table:style-name="Tableau2.A1" office:value-type="string">
            <text:p text:style-name="P28">T<text:span text:style-name="T6">passager</text:span></text:p>
          </table:table-cell>
          <table:table-cell table:style-name="Tableau2.A1" office:value-type="string">
            <text:p text:style-name="P30">TÉquipage</text:p>
          </table:table-cell>
          <table:table-cell table:style-name="Tableau2.E1" office:value-type="string">
            <text:p text:style-name="P31">TPersonne</text:p>
          </table:table-cell>
        </table:table-row>
        <table:table-row table:style-name="Tableau2.2">
          <table:table-cell table:style-name="Tableau2.A2" office:value-type="string">
            <text:p text:style-name="P27">Spécifications:</text:p>
            <text:p text:style-name="P37">Caractéristiques techniques,</text:p>
            <text:p text:style-name="P37">liste de passagers, liste d’équipage, <text:span text:style-name="T10">vol en cours.</text:span></text:p>
          </table:table-cell>
          <table:table-cell table:style-name="Tableau2.A2" office:value-type="string">
            <text:p text:style-name="P29">Spécifications:</text:p>
            <text:p text:style-name="P38">Aéroport de départ, aéroport d’arrivée, statut, soit pas encore décollé, en vol ou arrivé, date.</text:p>
          </table:table-cell>
          <table:table-cell table:style-name="Tableau2.A2" office:value-type="string">
            <text:p text:style-name="P30">Spécifications:</text:p>
            <text:p text:style-name="P37">âge, nationalité, sexe, pathologies importantes.</text:p>
            <text:p text:style-name="P37">Nom, prénom.</text:p>
          </table:table-cell>
          <table:table-cell table:style-name="Tableau2.A2" office:value-type="string">
            <text:p text:style-name="P27">Spécifications:</text:p>
            <text:p text:style-name="P37">Fonction.</text:p>
          </table:table-cell>
          <table:table-cell table:style-name="Tableau2.E2" office:value-type="string">
            <text:p text:style-name="P31">Spécifications :</text:p>
            <text:p text:style-name="P40">sexe, nom prénom.</text:p>
          </table:table-cell>
        </table:table-row>
        <text:soft-page-break/>
        <table:table-row table:style-name="Tableau2.3">
          <table:table-cell table:style-name="Tableau2.A2" office:value-type="string">
            <text:p text:style-name="P27">Initialisation:</text:p>
            <text:p text:style-name="P37">On fournit les caractéristiques <text:s text:c="2"/>et les passagers ainsi que l’équipage, ces trois choses changent.</text:p>
          </table:table-cell>
          <table:table-cell table:style-name="Tableau2.A2" office:value-type="string">
            <text:p text:style-name="P29">Initialisation:</text:p>
            <text:p text:style-name="P38">On fournit l’aéroport de départ/arrivée et on mets pas encore décollé par défaut.</text:p>
            <text:p text:style-name="P38">On donne la date du vol.</text:p>
          </table:table-cell>
          <table:table-cell table:style-name="Tableau2.A2" office:value-type="string">
            <text:p text:style-name="P27">Initialisation:</text:p>
            <text:p text:style-name="P37">On fournit la date de naissance qui ne change pas sexe, nationalités. On donne les pathologies importantes (si la personne à des problèmes <text:span text:style-name="T10">d’épilepsie</text:span> et peut subir une attaque à bord) elle peut changer.</text:p>
            <text:p text:style-name="P37"/>
          </table:table-cell>
          <table:table-cell table:style-name="Tableau2.A2" office:value-type="string">
            <text:p text:style-name="P27">Initialisation:</text:p>
            <text:p text:style-name="P37">On initialise la fonction, qui peut changer, (<text:span text:style-name="T10">hiérarchies</text:span>), on utilise une énumération ou un string.</text:p>
            <text:p text:style-name="P37">Nom, prénom, sexe fournis qui peuvent changer.</text:p>
            <text:p text:style-name="P37"/>
          </table:table-cell>
          <table:table-cell table:style-name="Tableau2.E2" office:value-type="string">
            <text:p text:style-name="P31">Initialisation :</text:p>
            <text:p text:style-name="P40">On initialise avec une enum mâle ou femelle, un nom et un prénom et une date de naissance.</text:p>
          </table:table-cell>
        </table:table-row>
        <table:table-row table:style-name="Tableau2.4">
          <table:table-cell table:style-name="Tableau2.A2" office:value-type="string">
            <text:p text:style-name="P27">Modification:</text:p>
            <text:p text:style-name="P37">setPassenger,setCrew,</text:p>
          </table:table-cell>
          <table:table-cell table:style-name="Tableau2.A2" office:value-type="string">
            <text:p text:style-name="P29">Modification:</text:p>
            <text:p text:style-name="P38">setStatus,</text:p>
            <text:p text:style-name="P38">setDestination,</text:p>
            <text:p text:style-name="P38">setDeparture,</text:p>
            <text:p text:style-name="P38">setDate.</text:p>
          </table:table-cell>
          <table:table-cell table:style-name="Tableau2.A2" office:value-type="string">
            <text:p text:style-name="P27">Modification:</text:p>
            <text:p text:style-name="P37">setBirthday, setNationality, setSex, setPathology, setName,</text:p>
            <text:p text:style-name="P37">setSurname,</text:p>
          </table:table-cell>
          <table:table-cell table:style-name="Tableau2.A2" office:value-type="string">
            <text:p text:style-name="P27">Modification:</text:p>
            <text:p text:style-name="P37">setJob,</text:p>
            <text:p text:style-name="P37"/>
          </table:table-cell>
          <table:table-cell table:style-name="Tableau2.E2" office:value-type="string">
            <text:p text:style-name="P31">Modifications :</text:p>
            <text:p text:style-name="P40">setName,</text:p>
            <text:p text:style-name="P40">setSurname,</text:p>
            <text:p text:style-name="P40">setBirthday,</text:p>
            <text:p text:style-name="P40">setSex</text:p>
          </table:table-cell>
        </table:table-row>
        <table:table-row table:style-name="Tableau2.5">
          <table:table-cell table:style-name="Tableau2.A2" office:value-type="string">
            <text:p text:style-name="P27">Destruction:</text:p>
            <text:p text:style-name="P37">On vide <text:span text:style-name="T10">ses</text:span> tableau<text:span text:style-name="T10">x</text:span> et on le supprime.</text:p>
          </table:table-cell>
          <table:table-cell table:style-name="Tableau2.A2" office:value-type="string">
            <text:p text:style-name="P29">Destruction:</text:p>
            <text:p text:style-name="P38">On supprime l’objet.</text:p>
          </table:table-cell>
          <table:table-cell table:style-name="Tableau2.A2" office:value-type="string">
            <text:p text:style-name="P27">Destruction:</text:p>
            <text:p text:style-name="P37">On supprime l’objet.</text:p>
          </table:table-cell>
          <table:table-cell table:style-name="Tableau2.A2" office:value-type="string">
            <text:p text:style-name="P27">Destruction:</text:p>
            <text:p text:style-name="P37">On supprime l’objet.</text:p>
          </table:table-cell>
          <table:table-cell table:style-name="Tableau2.E2" office:value-type="string">
            <text:p text:style-name="P31">Destruction :</text:p>
            <text:p text:style-name="P40">On supprime l’objet.</text:p>
          </table:table-cell>
        </table:table-row>
        <table:table-row table:style-name="Tableau2.6">
          <table:table-cell table:style-name="Tableau2.A2" office:value-type="string">
            <text:p text:style-name="P28">Accès:</text:p>
            <text:p text:style-name="P37">getPassengers,</text:p>
            <text:p text:style-name="P37">getCrew.</text:p>
          </table:table-cell>
          <table:table-cell table:style-name="Tableau2.A2" office:value-type="string">
            <text:p text:style-name="P29">Accès:</text:p>
            <text:p text:style-name="P38">getStatus,</text:p>
            <text:p text:style-name="P38">getDestination,</text:p>
            <text:p text:style-name="P38">getDeparture,</text:p>
            <text:p text:style-name="P38">getDate.</text:p>
          </table:table-cell>
          <table:table-cell table:style-name="Tableau2.A2" office:value-type="string">
            <text:p text:style-name="P28">Accès:</text:p>
            <text:p text:style-name="P39">getBirthday, getNationality, getPathology, getSurname.</text:p>
          </table:table-cell>
          <table:table-cell table:style-name="Tableau2.A2" office:value-type="string">
            <text:p text:style-name="P28">Accès:</text:p>
            <text:p text:style-name="P39">getJob,</text:p>
          </table:table-cell>
          <table:table-cell table:style-name="Tableau2.E2" office:value-type="string">
            <text:p text:style-name="P31">Accès :</text:p>
            <text:p text:style-name="P40">getName,</text:p>
            <text:p text:style-name="P40">getSurname,</text:p>
            <text:p text:style-name="P40">getAge,</text:p>
            <text:p text:style-name="P40">getSex,</text:p>
          </table:table-cell>
        </table:table-row>
      </table:table>
      <text:p text:style-name="P12"/>
      <text:p text:style-name="P21">Je vais pas remettre getSex/name/surname pour equipage et passager, normalement en objet on ferait hériter ces méthodes de Tpersonnes, mais vu qu’on est en C… On n’a pas de classes.</text:p>
      <text:p text:style-name="P19"/>
      <text:p text:style-name="P19"><text:soft-page-break/>Graphe d’imbrication:</text:p>
      <text:p text:style-name="P17"><draw:g text:anchor-type="paragraph" draw:z-index="7" draw:style-name="gr1"><draw:g draw:style-name="gr2"><draw:g draw:style-name="gr2"><draw:custom-shape draw:name="Forme1" draw:style-name="gr13" draw:text-style-name="P45" svg:width="3.44cm" svg:height="1.879cm" svg:x="3.785cm" svg:y="3.315cm"><text:p><text:span text:style-name="T7">TPassag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draw:g draw:style-name="gr2"><draw:custom-shape draw:name="Forme1" draw:style-name="gr13" draw:text-style-name="P45" svg:width="3.44cm" svg:height="1.879cm" svg:x="3.785cm" svg:y="0.272cm"><text:p><text:span text:style-name="T7">TÉquipag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 draw:style-name="gr14" draw:text-style-name="P45" svg:width="3.44cm" svg:height="1.879cm" svg:x="8.892cm" svg:y="3.209cm"><text:p><text:span text:style-name="T7">TAv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 draw:style-name="gr13" draw:text-style-name="P45" svg:width="3.44cm" svg:height="1.879cm" svg:x="8.839cm" svg:y="0.351cm"><text:p><text:span text:style-name="T7">TV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line draw:name="Forme2" draw:style-name="gr6" draw:text-style-name="P47" svg:x1="7.144cm" svg:y1="4.322cm" svg:x2="8.89cm" svg:y2="4.19cm"><text:p/></draw:line><draw:line draw:name="Forme3" draw:style-name="gr6" draw:text-style-name="P47" svg:x1="7.225cm" svg:y1="1.383cm" svg:x2="9.474cm" svg:y2="3.473cm"><text:p/></draw:line><draw:line draw:name="Forme4" draw:style-name="gr6" draw:text-style-name="P47" svg:x1="10.4cm" svg:y1="2.23cm" svg:x2="10.453cm" svg:y2="3.209cm"><text:p/></draw:line></draw:g></draw:g></draw:g><draw:custom-shape draw:name="Forme1" draw:style-name="gr15" draw:text-style-name="P45" svg:width="3.308cm" svg:height="1.826cm" svg:x="13.998cm" svg:y="3.368cm"><text:p><text:span text:style-name="T7">Lis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2" draw:style-name="gr6" draw:text-style-name="P47" svg:x1="12.331cm" svg:y1="4.082cm" svg:x2="13.998cm" svg:y2="4.267cm"><text:p/></draw:line></draw:g><draw:custom-shape draw:name="Forme5" draw:style-name="gr16" draw:text-style-name="P45" svg:width="2.793cm" svg:height="1.736cm" svg:x="0.312cm" svg:y="1.762cm"><text:p><text:span text:style-name="T7">TPerson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6" draw:style-name="gr17" draw:text-style-name="P46" svg:x1="2.723cm" svg:y1="1.91cm" svg:x2="4.162cm" svg:y2="1.792cm"><text:p/></draw:line><draw:line draw:name="Forme7" draw:style-name="gr17" draw:text-style-name="P46" svg:x1="2.84cm" svg:y1="3.293cm" svg:x2="3.785cm" svg:y2="4.029cm"><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4.<text:span text:style-name="T10">)</text:span> Donnez le modèle (diagramme) d’une procédure permettant de créer un vol Genève-Londres pour une date donnée.</text:p>
      <text:p text:style-name="P18"/>
      <text:p text:style-name="P22">Pour avoir un vol, il faut un avion.</text:p>
      <text:p text:style-name="P18"/>
      <text:p text:style-name="P18"><draw:custom-shape text:anchor-type="paragraph" draw:z-index="4" draw:name="Forme3" draw:style-name="gr9" draw:text-style-name="P50" svg:width="5.837cm" svg:height="1.241cm" svg:x="5.794cm" svg:y="0.355cm"><text:p><text:tab/> <text:s text:c="4"/>CreerAv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g text:anchor-type="paragraph" draw:z-index="6" draw:style-name="gr1"><draw:custom-shape draw:name="Forme1" draw:style-name="gr11" draw:text-style-name="P46" svg:width="0.847cm" svg:height="0.847cm" svg:x="13.787cm" svg:y="0.0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 draw:style-name="gr12" draw:text-style-name="P48" svg:width="0.503cm" svg:height="0.503cm" svg:x="13.972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text:anchor-type="paragraph" draw:z-index="2" draw:name="Forme1" draw:style-name="gr7" draw:text-style-name="P48" svg:width="0.847cm" svg:height="0.847cm" svg:x="2.193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Forme4" draw:style-name="gr10" draw:text-style-name="P47" svg:x1="11.631cm" svg:y1="0.45cm" svg:x2="13.806cm" svg:y2="0.478cm"><text:p/></draw:line></text:p>
      <text:p text:style-name="P17"><draw:line text:anchor-type="paragraph" draw:z-index="3" draw:name="Forme2" draw:style-name="gr8" draw:text-style-name="P49" svg:x1="3.039cm" svg:y1="0.053cm" svg:x2="5.794cm" svg:y2="0.028cm"><text:p/></draw:line></text:p>
      <text:p text:style-name="P17"><draw:line text:anchor-type="paragraph" draw:z-index="5" draw:name="Forme4" draw:style-name="gr10" draw:text-style-name="P47" svg:x1="8.689cm" svg:y1="0.155cm" svg:x2="8.721cm" svg:y2="1.568cm"><text:p/></draw:line></text:p>
      <text:p text:style-name="P17"/>
      <text:p text:style-name="P17"/>
      <text:p text:style-name="P17"><draw:custom-shape text:anchor-type="paragraph" draw:z-index="8" draw:name="Forme3" draw:style-name="gr18" draw:text-style-name="P49" svg:width="4.162cm" svg:height="0.98cm" svg:x="6.498cm" svg:y="0.129cm"><text:p text:style-name="P47"><text:span text:style-name="T19">creerVo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raw:line text:anchor-type="paragraph" draw:z-index="11" draw:name="Forme4" draw:style-name="gr10" draw:text-style-name="P47" svg:x1="8.631cm" svg:y1="0.148cm" svg:x2="8.663cm" svg:y2="1.561cm"><text:p/></draw:line></text:p>
      <text:p text:style-name="P17"/>
      <text:p text:style-name="P17"/>
      <text:p text:style-name="P17"><draw:custom-shape text:anchor-type="paragraph" draw:z-index="10" draw:name="Forme3" draw:style-name="gr19" draw:text-style-name="P49" svg:width="6.467cm" svg:height="0.98cm" svg:x="5.516cm" svg:y="0.083cm"><text:p text:style-name="P47"><text:span text:style-name="T19">Initialiser: départ, destination, date.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24">Pour modifier ce vol, on utilisera un setVol.</text:p>
      <text:p text:style-name="P23"/>
      <text:p text:style-name="P17"/>
      <text:p text:style-name="P17">5.<text:span text:style-name="T10">)</text:span> Implémenter un programme permettant d’alimenter ces structures, de les parcourir et de créer un vol entre deux destinations données.</text:p>
      <text:p text:style-name="P20">Implémentation : <text:span text:style-name="T16">(cf. ex2.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ier_20_New" style:display-name="Courier New" style:family="paragraph" style:parent-style-name="Standard">
      <style:text-properties style:font-name="Courier New" fo:font-family="'Courier New'" style:font-family-generic="modern" style:font-pitch="fixed" officeooo:rsid="0004f8a7"/>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officeooo:rsid="0007ce35" officeooo:paragraph-rsid="0007ce35"/>
    </style:style>
    <style:style style:name="MP2" style:family="paragraph" style:parent-style-name="Footer">
      <style:text-properties style:font-name="Courier New"/>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header-style>
      <style:footer-style>
        <style:header-footer-properties fo:min-height="0cm" fo:margin-left="0cm" fo:margin-right="0cm" fo:margin-top="0.499cm" fo:border-top="0.06pt solid #000000" fo:border-bottom="none" fo:border-left="none" fo:border-right="none" fo:padding="0.049cm"/>
      </style:footer-style>
    </style:page-layout>
  </office:automatic-styles>
  <office:master-styles>
    <style:master-page style:name="Standard" style:page-layout-name="Mpm1">
      <style:header>
        <text:p text:style-name="MP1">Arthur Freeman<text:tab/>BSCI<text:tab/>18/02/2020</text:p>
      </style:header>
      <style:footer>
        <text:p text:style-name="MP2"><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0-02-21T13:40:27.169000000</dc:date>
    <meta:editing-duration>PT6H42M1S</meta:editing-duration>
    <meta:editing-cycles>10</meta:editing-cycles>
    <meta:document-statistic meta:table-count="2" meta:image-count="0" meta:object-count="0" meta:page-count="5" meta:paragraph-count="137" meta:word-count="792" meta:character-count="5514" meta:non-whitespace-character-count="4848"/>
  </office:meta>
</office:document-meta>
</file>